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1.13<text:line-break/>There is no email account to direct this to on the network. <text:s/>If I put in a dummy address such as <text:a xlink:type="simple" xlink:href="mailto:sysadmin@argon.local" text:style-name="Internet_20_link" text:visited-style-name="Visited_20_Internet_20_Link">sysadmin@argon.local</text:a>, it breaks auditd. <text:s/>I left the value as 'root'.</text:p>
      <text:p text:style-name="Standard"/>
      <text:p text:style-name="Standard">L1.17<text:line-break/>The correct audit rules have been put in the /etc/audit/audit.rules file. <text:s/>This hit is a false positive. <text:s/>The -S stime field is not valid and the time-change field should be time_change as per the Red Hat documentation.</text:p>
      <text:p text:style-name="Standard"/>
      <text:p text:style-name="Standard">L2.5<text:line-break/>Locked down all files and directories that I could without breaking the system. <text:s/>If /etc/security permissions are set to 0750 (as SECSCN wants), you are not able to unlock your GNOME session. <text:s/>Changed to 0755.</text:p>
      <text:p text:style-name="Standard"/>
      <text:p text:style-name="Standard">L2.7<text:line-break/>Sticky bit is set on all directories that are world writable (/tmp).</text:p>
      <text:p text:style-name="Standard"/>
      <text:p text:style-name="Standard">L 2.18</text:p>
      <text:p text:style-name="Standard">The nodev option has been added to the /etc/fstab file for /boot and /home. <text:s/>This hit is a false positive.</text:p>
      <text:p text:style-name="Standard"/>
      <text:p text:style-name="Standard">L 2.19</text:p>
      <text:p text:style-name="Standard">The nosuid option has been added to the /etc/fstab file /boot and /home. <text:s/>This hit is a false positive.</text:p>
      <text:p text:style-name="Standard"/>
      <text:p text:style-name="Standard">L 2.21 </text:p>
      <text:p text:style-name="Standard">The expected results apply to RHEL 5, not RHEL 6. <text:s/>In RHEL 6, you need to change the /etc/sysconfig/init file and change the SIGNLE=/sbin/sushell to SIGNLE=/sbin/sulogin.</text:p>
      <text:p text:style-name="Table_20_Contents">This has been done on the system and is a false positive.</text:p>
      <text:p text:style-name="Table_20_Contents"/>
      <text:p text:style-name="Table_20_Contents">L 2.22<text:line-break/>The expected results apply to RHEL 5, not RHEL 6. <text:s/>In RHEL 6, you need to change the /etc/sysconfig/init file and change the PROMPT=yes to PROMPT=no.</text:p>
      <text:p text:style-name="Table_20_Contents">This has been done on the system and is a false positive.</text:p>
      <text:p text:style-name="Table_20_Contents"/>
      <text:p text:style-name="Table_20_Contents">L 3.2<text:line-break/>Need haldaemon to interface with the Ettus Radios</text:p>
      <text:p text:style-name="Table_20_Contents"/>
      <text:p text:style-name="Table_20_Contents">L 3.6<text:line-break/>Will set this up on the classified network.</text:p>
      <text:p text:style-name="Table_20_Contents"/>
      <text:p text:style-name="Table_20_Contents">L 3.7<text:line-break/>Need to run in level 5 GUI mode for software development.</text:p>
      <text:p text:style-name="Table_20_Contents"/>
      <text:p text:style-name="Table_20_Contents">L 6.1<text:line-break/>Accounts have been reviewed.</text:p>
      <text:p text:style-name="Table_20_Contents"><text:soft-page-break/></text:p>
      <text:p text:style-name="Table_20_Contents">L 11.4<text:line-break/>soft core 0 and hard core 0 have been added to the limits.conf file. <text:s/>This hit is a false posi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aas</meta:initial-creator>
    <meta:creation-date>2014-06-10T10:58:30</meta:creation-date>
    <dc:date>2014-06-17T05:08:40</dc:date>
    <dc:creator>Jason Haas</dc:creator>
    <meta:editing-duration>P1DT3H1M47S</meta:editing-duration>
    <meta:editing-cycles>7</meta:editing-cycles>
    <meta:generator>OpenOffice/4.1.0$Unix OpenOffice.org_project/410m18$Build-9764</meta:generator>
    <meta:document-statistic meta:table-count="0" meta:image-count="0" meta:object-count="0" meta:page-count="2" meta:paragraph-count="18" meta:word-count="303" meta:character-count="1658"/>
  </office:meta>
</office:document-meta>
</file>